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style style:name="P6" style:family="paragraph" style:parent-style-name="Standard" style:list-style-name="L2"/>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style:style>
    <style:style style:name="P9" style:family="paragraph" style:parent-style-name="Standard" style:list-style-name="L3"/>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Konspekt do projektu „APEX Store Premium”.</text:p>
      <text:p text:style-name="P11"/>
      <text:p text:style-name="P11"><text:tab/>Konspekt ten będzie treścią zamieszczoną jako strona internetowa nowej firmy pod domeną „apex.oracle.com”, oraz pod domeną „apex4.biz”. A także jako wstęp do biznesplanu nowo-zakładanej spółki kapitałowej (np. sp. z o.o.).</text:p>
      <text:p text:style-name="P11"/>
      <text:p text:style-name="P1">Określenie profilu firmy.</text:p>
      <text:p text:style-name="Standard"/>
      <text:p text:style-name="Standard"><text:tab/>Jesteśmy grupą programistów i specjalistów branży informatycznej z Polski, która obecnie tworzy nową spółkę kapitałową pod marką „apex4.biz”, a także tworzymy internetowy serwis sprzedaży gotowego oprogramowania i filmów edukacyjnych pod marką „APEX Store Premium”.</text:p>
      <text:p text:style-name="Standard"><text:tab/>Nasza grupa specjalizuję się w technologiach języka PL/SQL i JavaScript MLE, posiadamy certyfikaty jakości kodu Oracle OCP (Oracle Certified Professional ) i OCM (Oracle Certified Master). A także jesteśmy doświadczonymi fachowcami w posługiwaniu się chmurą Oracle Cloud Infrastructure (OCI), w projektowaniu i optymalizacji baz danych marki Oracle już w wersji 21C a wcześniej w wersji 19C, a także w posługiwaniu się platformą Oracle Application Express.</text:p>
      <text:p text:style-name="Standard"><text:tab/>Zachęcamy Państwa do zapoznania się z naszą ofertą komercyjną, dedykowaną głównie średnim i dużym firmą z całego Świata.</text:p>
      <text:p text:style-name="P1"/>
      <text:p text:style-name="P1">Oferta dzierżawy chmury obliczeniowej Oracle Cloud.</text:p>
      <text:p text:style-name="Standard"/>
      <text:p text:style-name="Standard"><text:tab/>Bez cienia wątpliwości większość dyrektorów do spraw IT na całym Świecie wie, że rozwiązania chmurowe drastycznie redukują koszty utrzymania infrastruktury informatycznej firmy. Z dwóch powodów. Pierwszym powodem, są niższe koszty zasobów sprzętowych. Dzierżawienie serwera, w tym dodatkowych komponentów, takich, jak dyski twarde, procesory i licencja na oprogramowanie, jest tańsze, niż kupowanie tych komponentów na własność. A drugi powód jest taki, iż zarządzanie serwerem w chmurze, jest bardzo łatwe. I może to robić osoba, która nie jest specjalistą w tej dziedzinie. Przede wszystkim nie musimy już zatrudniać wysoko-opłacanego administratora serwera, ani administratora baz danych. Przeciętny administrator serwerowy zarabia około 5 000 euro miesięcznie, tyle samo też zarabia administrator baz danych. Korzystając z usługi chmury obliczeniowej, praktycznie wszystkie kwestie, jak zarządzanie wirtualną siecią komputerową, domenami internetowymi, instancjami wirtualnych maszyn, instancjami baz danych – możemy sobie wyklikać, na interfejsie użytkownika. I może to zrobić sam prezes (menedżer) Państwa firmy. Wszelkie komponenty chmurowe, które potrzebuje i z których korzysta Państwa firma są zamawiane, i instalowane w chmurze, po kliknięciu w odpowiednie pozycje w menu, w panelu menedżera konta chmurowego.</text:p>
      <text:p text:style-name="Standard"><text:tab/>Idąc dalej tym tropem. Wiemy, że na światowym rynku chmur obliczeniowych, najlepiej wypada usługa Oracle Cloud, detronizując swoją konkurencję – Microsoft Azure, Amazon Web Service, czy Google Cloud. Choćby z powodu najniższych cen za dzierżawę zasobów sprzętowych. A także za dostęp, do najbardziej popularnej na Świecie platformy nisko-kodowej Oracle Application Express, opartej na pracy autonomicznej instancji bazy danych Oracle w wersji 21C.</text:p>
      <text:p text:style-name="Standard"><text:tab/>Nasza firma oferuję Państwu kompleksowy plan migracji waszego biznesu do chmury Oracle Cloud. Według oficjalnego cennika miesięczny koszt licencji na instancję autonomicznej bazy danych Oracle w wersji 21C wynosi dokładnie <text:span text:style-name="T1">120 euro</text:span> – przy wykorzystaniu przestrzeni dyskowej o wielkości <text:span text:style-name="T1">20 gigabajtów</text:span>. Natomiast za każdy dodatkowy <text:span text:style-name="T1">jeden gigabajt</text:span> pamięci dyskowej – płacimy<text:span text:style-name="T1">10 eurocentów</text:span>. Bez wątpienia jest to bardzo atrakcyjna cena. Nasz przedstawiciel handlowy, przeszkoli Państwa jak utworzyć konto menedżera w Oracle Cloud Infrastructure (OCI). Mamy na swoim kanale YouTube kompleksowe filmy instruktażowe – jak wykonywać pierwsze kroki w obsłudze OCI. Dlatego już teraz zwolnij z pracy swojego administratora serwerowego i przejdź do OCI.</text:p>
      <text:p text:style-name="Standard"/>
      <text:p text:style-name="P1">Oferta programowania w platformie Oracle Application Express.</text:p>
      <text:p text:style-name="Standard"><text:soft-page-break/></text:p>
      <text:list xml:id="list6213517404132904375" text:style-name="L1">
        <text:list-item>
          <text:p text:style-name="P5">Sprzedaż gotowych aplikacji APEX,</text:p>
        </text:list-item>
        <text:list-item>
          <text:p text:style-name="P5">Sprzedaż filmów i tutoriali edukacyjnych,</text:p>
        </text:list-item>
        <text:list-item>
          <text:p text:style-name="P5">Sprzedaż gotowych testów kompetencji dla procesów rekrutacyjnych,</text:p>
        </text:list-item>
        <text:list-item>
          <text:p text:style-name="P5">Tworzenie oryginalnych aplikacji APEX, na zamówienie.</text:p>
        </text:list-item>
      </text:list>
      <text:p text:style-name="Standard"/>
      <text:p text:style-name="Standard"><text:tab/>W obecnych czasach, wielkim fenomenem na rynku produkcji oprogramowania na całym Świecie, są oczywiście platformy nisko-kodowe (low-code) i niekodowe (no-code). To właśnie te platformy w sposób bardzo drastyczny redukują koszty zatrudniania programistów dla dowolnej organizacji rządowej czy prywatnej firmy. Po prostu menedżer firmy, zamiast płacić za wiele godzin pracy programisty, może sobie wiele rozwiązań, które są mu potrzebne w używanej aplikacji, wyklikać na interfejsie. To co da się wyklikać w platformie nisko-kodowej, tworzy konkretny wygląd Państwa strony internetowej lub aplikacji, zgodnie z zamysłem menedżera. Natomiast, te kwestie które nie można wyklikać, programista technologii języka PL/SQL i JavaScript MLE zaprogramuje własnym kodem. Jednak ostatecznie rzecz biorąc, ilość godzin jaki musi przepracować programista, jest na ogół o 80 procent mniejszy, niż w organizacji, która nie korzysta z platform nisko-kodowych.</text:p>
      <text:p text:style-name="Standard"><text:tab/>I podobnież jak w sytuacji na rynku chmur obliczeniowych, firma Oracle Corporation, dosyć dobrze konkuruje na rynku platform nisko-kodowych i niekodowych. Najbardziej popularne platformy nisko-kodowe to Microsoft Power Apps, Wix.com, Bubble. Natomiast ponad nich wszystkich, dominuje właśnie Oracle Application Express. Oracle APEX, jest platformą najbardziej konkurencyjną i pod względem cenowo-kosztowym. I pod względem jakości produktu. Choćby z tego powodu, iż APEX działa na silniku bazy danych Oracle Enterprise 21C. Gdzie z kolei bazy danych Oracle, także dominują na rynku producentów baz danych.</text:p>
      <text:p text:style-name="Standard"><text:tab/>Nasza firma oferuje Państwu konsultację w zakresie wdrażania rozwiązań chmurowych, i tworzenia aplikacji APEX, poprzez wideokonferencje. A także oferujemy Państwu nasze usług programistyczne w tej konkretnej technologi. Nasz zespół programistów tworzył rozbudowane aplikacje, dla wielu spółek Skarbu Państwa Polskiego, z branży bankowej, ubezpieczeniowej, logistycznej i farmaceutycznej. Wystarczy, że napiszecie Państwo wiadomość do naszego przedstawiciela handlowego, aby ten wycenił koszt wykonania aplikacji na zamówienie.</text:p>
      <text:p text:style-name="Standard"><text:tab/>Większość naszych programistów języka PL/SQL i JavaScript MLE, a także znawców platformy Oracle Application Express, świadczy usługi pracy za stawkę<text:span text:style-name="T3"> </text:span><text:span text:style-name="T1">39 euro brutto za jedną roboczogodzinę</text:span>. Wykonanie jednej aplikacji, typowo dla dużej firmy korporacyjnej trwa około jednego tygodnia czasu. Czyli koszt wykonania takiej aplikacji APEX, wynosi około <text:span text:style-name="T1">1 500 euro</text:span>.</text:p>
      <text:p text:style-name="Standard"><text:tab/>Oprócz wykonywania aplikacji na zamówienie dla konkretnego klienta, posiadamy także w swoim sklepie produktów elektronicznych, cztery gotowe aplikację APEX, dostępne w językach polskim, angielskim, niemieckim, i arabskim. Aplikacje te, są idealnie dostosowane do każdego rodzaju biznesu.:</text:p>
      <text:list xml:id="list6725382145178035712" text:style-name="L2">
        <text:list-item>
          <text:p text:style-name="P6">Aplikacja e-commerce, jako sklep internetowy, z obsługą koszyka zakupowego, i płatnościami klienta w serwisie PayPal, i innych,</text:p>
        </text:list-item>
        <text:list-item>
          <text:p text:style-name="P6">Aplikacja do rezerwacji pokoi hotelowych przez pracownika recepcji. Aplikacja ta zarządza rezerwacjami na pokoje i stoliki w restauracji,</text:p>
        </text:list-item>
        <text:list-item>
          <text:p text:style-name="P6">Aplikacja do zarządzania stanem magazynu, i kolejkami zamówień przychodzących i wychodzących.</text:p>
        </text:list-item>
        <text:list-item>
          <text:p text:style-name="P6">Aplikacja typu elektroniczna księga korespondencji. Aplikacja ta, służy do ewidencjonowania listów i paczek, przychodzących i wychodzących. Generuje także pliki PDF na urządzeniu klienta, zawierające treść korespondencji e-mailowej.</text:p>
        </text:list-item>
      </text:list>
      <text:p text:style-name="Standard"/>
      <text:p text:style-name="Standard"><text:tab/>Każda z tych aplikacji możesz kupić o pobrać do swojej platformy APEX. Wystarczy, że dodasz produkt do koszyka, zapłacisz przez serwis PayPal, i wybierzesz przycisk „Pobierz”.</text:p>
      <text:p text:style-name="Standard"/>
      <text:p text:style-name="P1">Program partnerski – system zarabiania dla naszych użytkowników.</text:p>
      <text:p text:style-name="Standard"><text:soft-page-break/></text:p>
      <text:p text:style-name="Standard"><text:tab/>Szanowni Państwo. Jest to oferta zarabiania przy wspieraniu naszej kampanii reklamowej. Chcemy zaproponować Państwu nasz program współpracy partnerskiej, z którego może skorzystać każdy użytkownik na całym Świecie. Nasz program daje dwie możliwości zarabiania w naszym projekcie.</text:p>
      <text:p text:style-name="Standard"><text:tab/>Pierwsza możliwość, to promowanie naszej strony internetowej w mediach społecznościowych. Każdy nowo zarejestrowany użytkownik, ma do swojego profilu przypisany indywidualny permalink, a także konto finansowe prowadzone w walucie euro. Permalink, na samym końcu, ma czterocyfrowy numer, który jest identyfikatorem użytkownika w naszej bazie danych. Każde kliknięcie / wejście na stronę pod tym permalinkiem – adresem URL, przez nowego użytkownika na nowym urządzeniu, spowoduje zasilenie Twojego konta w naszym systemie o kwotę <text:span text:style-name="T1">jeden euro i pięćdziesiąt eurocentów</text:span> netto. I gdy tylko kwota salda Twojego konta przekroczy kwotę <text:span text:style-name="T1">pięćset euro</text:span>, wówczas będziecie mogli sobie Państwo te pieniądze przelać na swoje konto bankowe, podając numer IBAN.</text:p>
      <text:p text:style-name="Standard"><text:tab/>Jeśli masz duże zasięgi w swoim mediach społecznościowych, wystarczy, że umieścisz swój permalink na swoim profilu, Facebook, Instagram, czy TitTok. I jeśli na ten link kliknie ponad 335 osób – to już na czysto masz zarobione <text:span text:style-name="T1">pięćset euro</text:span>.</text:p>
      <text:p text:style-name="Standard"><text:tab/>Druga możliwość, zarabiania pieniędzy, jest przeznaczona dla programistów języka PL/SQL i platformy Oracle Application Express, jeśli macie Państwo jakieś gotowe napisane przez Was aplikację APEX, w dowolnym języku, np. w angielskim, arabskim, lub niemieckim. Wówczas możecie tę aplikację sprzedawać w naszej sklepie pod marką „Oracle Store Premium”, za przez Was ustaloną cenę stałą w walucie euro. I tak dla przykładu, jeśli klient w naszym sklepie, wrzuci kilka gotowych aplikacji APEX, do swojego koszyka zakupowego. I jedna z tych aplikacji będzie Państwa autorstwa w cenie dziesięciu euro. Wówczas jeśli klient zapłaci za cały koszyk, Ty automatycznie na swoim koncie macie przypisane te dziesięć euro. I jeśli te saldo przekroczy kwotę <text:span text:style-name="T1">pięćset euro</text:span>. Wówczas, te możesz będziecie mogli przelać na swojego konto. Nie musicie Państwo wystawiać żadnych faktur, ani podpisywać żadnych umów. Wystarczy, tylko się zarejestrować i opłacić podstawową subskrypcję (<text:span text:style-name="T1">4,99 euro</text:span>).</text:p>
      <text:p text:style-name="Standard"/>
      <text:p text:style-name="P1">Opis produktów w sklepie.</text:p>
      <text:p text:style-name="Standard"/>
      <text:p text:style-name="P1">Opis gotowych aplikacji i komponentów APEX w naszym sklepie.</text:p>
      <text:p text:style-name="Standard"/>
      <text:p text:style-name="P3">Your shop (e-commerce)</text:p>
      <text:p text:style-name="Standard"/>
      <text:p text:style-name="Standard"><text:tab/>Jest to kompleksowa aplikacja, działająca jako strona WWW sklepu internetowego, z obsługą koszyka zakupowego. Prawie wszystkie podstrony są ustawione jako publiczne. Osoba odwiedzającą stronę główną w aplikacji, widzi koszyk zakupowy w prawym górnym rogu, a w menu hamburgerowym, bocznym po lewej stronie, widzi listę wszystkich podstron i kategorie produktów. Na stronach z produktami, osoba niezalogowana – odwiedzająca witrynę jako gość, widzi karty jako listę produktów. Na każdej z tych kart, znajduje się zdjęcie produktu. Pod zdjęciem znajdują się dwa przyciski akcji dynamicznej – „Dodaj produkt do koszyka”, i „Pokaż szczegóły produktu”.</text:p>
      <text:p text:style-name="Standard"><text:tab/>Oprócz podstron publicznych, aplikacja ta zawiera jeszcze podstrony przeznaczone tylko dla zalogowanego kierownika sklepu. Gdzie kierownik sklepu, może w swoim panelu, dodawać i usuwać produkty, wraz z edycją zdjęć i opisów, a także dodawać i usuwać kategorię produktów. Zmiana kategorii produktów, zmienia też treść menu bocznego.</text:p>
      <text:p text:style-name="Standard"><text:tab/>Istnieje też możliwość integracji płatności za produkty z koszyka, z serwisem pośrednictwa płatności „PayPal”. Aplikacja ma już wkomponowane podstrony i formularze do przycisków „Zapłać z PayPal”. Dodatkowo, aplikacja posiada moduł z wykorzystaniem biblioteki „jsPDF”, do generowania plików PDF po stronie urządzenia klienckiego. Dzięki temu klient, korzystający ze sklepu, może sobie podsumować wartość koszyka, generując fakturę pro forma, jako plik PDF, <text:soft-page-break/>jednym kliknięciem.</text:p>
      <text:p text:style-name="Standard"><text:tab/>Aplikacja ta jest dostępna w języku polskim, angielskim, niemieckim i arabskim. </text:p>
      <text:p text:style-name="P2"/>
      <text:p text:style-name="P3">Hotel reception</text:p>
      <text:p text:style-name="Standard"/>
      <text:p text:style-name="Standard"><text:tab/>Aplikacja „Hotel reception”, przede wszystkim ma pomagać pracownikom firmy świadczącej usługi hotelarskie i gastronomiczne. Posiada podstrony dla recepcjonisty, lub menedżera hotelu, służące do ewidencjonowania dostępnych pokoi dla gości. A także do zarządzania rezerwacjami na te pokoje. W tym możemy wykonywać dzięki tej aplikacji, takie procesy jak: dodawanie, edycja i usuwanie rezerwacji. Sprawdzanie statusu płatności.</text:p>
      <text:p text:style-name="Standard"><text:tab/>Aplikacja ta jest w pełni zintegrowana z interfejsem portalu „Booking.com”, dzięki czemu dane Państwa klienta trafiają od serwisu „Booking.com”, bezpośrednio do bazy danych Oracle. A dzięki naszej aplikacji możesz generować od razu odpowiednie raporty.</text:p>
      <text:p text:style-name="Standard"><text:tab/>Również aplikacja ta posiada podstrony do zarządzania rezerwacjami na stoliki w restauracji, dedykowana dla szefa kelnerów.</text:p>
      <text:p text:style-name="Standard"><text:tab/>Aplikacja ta jest dostępna w języku angielskim, i arabskim. </text:p>
      <text:p text:style-name="Standard"/>
      <text:p text:style-name="P3">Warehouse manager</text:p>
      <text:p text:style-name="Standard"/>
      <text:p text:style-name="Standard"><text:tab/>Jest to aplikacja, do zarządzania gospodarką magazynową, w tym do tworzenia ewidencji towarów, z określeniem szerokości, długości, wysokości, wagi netto i wagi brutto. Tak aby prawidłowo przewidywać, jak szybko magazyn zostanie zapełniony, znając jednocześnie tempo dostawy poszczególnych towarów. Aplikacja ta wylicza, ile zostało jeszcze przestrzeni magazynowej, przy jednoczesnym ewidencjonowaniu zamówień towaru przychodzącego i wychodzącego z magazynu.</text:p>
      <text:p text:style-name="Standard"><text:tab/>Aplikacja ta, także umożliwia tworzenie osobnych kategorii magazynowania. Na przykład może tworzyć osobne kategorie do produktów wymagających mrożenia – magazynowania w temperaturze poniżej 0 stopni Celsjusza, albo łatwopalnych i wybuchowych, czy też kruchych jak szkło lub porcelana.</text:p>
      <text:p text:style-name="Standard"><text:tab/>Jest to idealna aplikacja, dla kierownika magazynu, czy też zaopatrzeniowca. Aplikacja ta jest dostępna w języku polskim, angielskim, i arabskim. </text:p>
      <text:p text:style-name="Standard"/>
      <text:p text:style-name="P3">Correspondence Record Book</text:p>
      <text:p text:style-name="Standard"/>
      <text:p text:style-name="Standard"><text:tab/>Aplikacja „książka korespondencyjna” służy do ewidencji korespondencji przychodzącej i wychodzącej Państwa organizacji (firmy). Poszczególne podstrony służą do rejestrowania w bazie danych, listów i paczek, które są już w obiegu wewnętrznym Państwa firmy.</text:p>
      <text:p text:style-name="Standard"><text:tab/>Aplikacja ta, ma możliwość generowania plików PDF, dzięki bibliotece „jsPDF”, zawierających listę ewidencji korespondencji, wraz z możliwością sortowania tej listy, według dat i kategorii. Jest to bardzo dobre narzędzie, dla kierownika sekretariatu.</text:p>
      <text:p text:style-name="Standard"><text:tab/>Aplikacja ta jest dostępna w języku polskim, angielskim, niemieckim, hiszpańskim, i arabskim.</text:p>
      <text:p text:style-name="Standard"/>
      <text:p text:style-name="P1">Opis pozostałych produktów w naszym sklepie.</text:p>
      <text:p text:style-name="P3"/>
      <text:p text:style-name="P3">Video course on the basics of using the APEX platform</text:p>
      <text:p text:style-name="Standard"/>
      <text:p text:style-name="Standard"><text:tab/>Jest to edukacyjny kurs wideo o temacie podstawowej wiedzy z obsługi platformy Oracle Application Express, publikowany przez nas na portalu YouTube. Kurs jest dostępny na portalu YouTube, po wykupieniu jednorazowej opłaty w ramach tego sklepu.</text:p>
      <text:p text:style-name="Standard"><text:tab/>Po wykupieniu dostępu, użytkownik otrzymuje playlistę zawierającą 15 filmów, trwających po 20 minut. Cały kurs jest dostępny wyłącznie w języku angielskim.</text:p>
      <text:p text:style-name="P3"><text:soft-page-break/></text:p>
      <text:p text:style-name="P3">Oracle Cloud Infrastructure (OCI) administration educational video course</text:p>
      <text:p text:style-name="Standard"/>
      <text:p text:style-name="Standard"><text:tab/>Jest to nasz autorski poradnik wideo, publikowany na portalu YouTube, przedstawiający, jak bezpiecznie korzystać z konta menadżera chmury obliczeniowej w usłudze Oracle Cloud Infrastructure (OCI). To jest jak:</text:p>
      <text:list xml:id="list1052006121466641941" text:style-name="L3">
        <text:list-item>
          <text:p text:style-name="P9">Tworzyć nowe instancję wirtualnych maszyn,</text:p>
        </text:list-item>
        <text:list-item>
          <text:p text:style-name="P9">Jak nadawać i odbierać uprawnienia dostępu do konkretnych instancji użytkownikom,</text:p>
        </text:list-item>
        <text:list-item>
          <text:p text:style-name="P9">Jak zarządzać kosztami. I jak wygląda aktualny cennik firmy Oracle.</text:p>
        </text:list-item>
      </text:list>
      <text:p text:style-name="Standard"/>
      <text:p text:style-name="Standard"><text:tab/>Kurs jest dostępny wyłącznie w języku angielskim. Zawiera 5 filmów trwających po 20 minut.</text:p>
      <text:p text:style-name="Standard"/>
      <text:p text:style-name="Standard"/>
      <text:p text:style-name="P1">Dla inwestorów.</text:p>
      <text:p text:style-name="P4"/>
      <text:p text:style-name="P4"><text:tab/>Nasza firma działająca pod marką „apex4.biz”, oraz „APEX Store Premium”, jest nowo-powstałą organizacją na terenie Polski, jednak zrzeszająca dobrze doświadczonych programistów języka PL/SQL i JavaScript MLE. W tym programistów, posiadających certyfikat jakości Oracle OCP i OCM. Nasi inżynierowie – programiści, mają duże doświadczenie w pracy dla dużych i średnich firm z terenu Polski. Mając jednocześnie rekomendacje od tych właśnie firm. Niestety nasza marka poza Polską, jeszcze nie jest rozpoznawalna na szerszym rynku światowym.</text:p>
      <text:p text:style-name="P4"><text:tab/>W związku z czym, poszukujemy inwestorów do kwoty pięciuset tysięcy złotych polskich (PLN – to jest około 120 000 Euro). Aby utworzyć nową spółkę z ograniczoną odpowiedzialnością, na terenie miasta Gdynia. Spółka przejęłaby nasze nowo powstałe marki, oraz sklep sprzedaży produktów elektronicznych (gotowe aplikacje platformy APEX, i kursy wideo na portalu YouTube). Inwestując w naszą spółkę, stajesz się jej udziałowcem, do wysokości wniesionego kapitału pieniężnego.</text:p>
      <text:p text:style-name="P4"><text:tab/>Sam przebieg inwestycji będzie podzielony na kilka etapów. A czas i terminy realizacji tych etapów, będzie uzależniony od ilości inwestorów, i kapitału pieniężnego jaki uda nam się pozyskać. <text:tab/>I tak w pierwszej kolejności, uformujemy nową spółkę z ograniczoną odpowiedzialnością, rejestrowaną w polskim rejestrze sądowym, tworząc nowe biuro – sekretariat zarządu. Następnie chcemy utworzyć własne studio nagraniowe, do nagrywania filmów edukacyjnych i promocyjnych, typowo we formacie portalu YouTube. Filmy te będą nagrywane w języku angielskim, niemieckim, arabskim i rosyjskim. Skupiając się głównie na edukacji i pokazywaniu faktycznych możliwości narzędzi, jakim są Oracle Cloud (OCI) i Oracle Application Express (Oracle APEX). Wymaga to zatrudnienia montażysty filmowego, i aktora – modela anglojęzycznego w charakterze prezentera. Do vlogów zamieszczanych na naszym kanale YouTube, będą dołączane linki, do produktów naszego sklepu. A podstawowymi produktami, które chcemy w ten sposób wypromować i sprzedać są gotowe aplikację dla platformy APEX, oraz kursy wideo w różnych językach. Usługą dodatkową, na życzenie klienta, będzie programowanie na zlecenie indywidualnych aplikacji i baz danych Oracle.</text:p>
      <text:p text:style-name="P4"><text:tab/>Drugi etap, to rekrutowanie i zatrudnianie na stałe programistów języka PL/SQL i JavaScript MLE. Jeśli nasza kampania na portalu YouTube, odniesienie sukces – to jest zasięgi wśród osób oglądających, i liczba subskrybentów, będzie wzrastała systematycznie. A także zdobędziemy stałe kontrakty na produkcję i rozwój oprogramowania, z konkretnymi klientami z całego Świata. Wówczas będzie możliwość, tworzenia stabilnych i etatowych stanowisk pracy dla programistów z Polski.</text:p>
      <text:p text:style-name="P4"><text:tab/>Nasza firma nastawia się głównie na kierowanie swojej oferty tworzenia oprogramowania w platformie APEX, do klientów biznesowych mówiących w języku arabskim z dialektem saudyjskim z Arabii Saudyjskiej, Zjednoczonych Emiratów Arabskich, Kataru i Kuwejtu. Dlatego też, potrzebujemy inwestorów finansujących zatrudnianie przez naszą firmę tłumacza języka arabskiego <text:soft-page-break/>koniecznie z dialektem saudyjskim. A także ekspertów od prawa podatkowego państw Bliskiego Wchodu – głównie Arabii Saudyjskiej i Kataru. I to już byłby trzeci i ostatni etap naszej inwestycji.</text:p>
      <text:p text:style-name="P4"><text:tab/>Jednak uczciwie należy stwierdzić, iż inwestowanie w spółki z branży produkcji oprogramowania i filmów edukacyjnych, jest bardzo ryzykowne. Na chwilę obecną nie jesteśmy wstanie przewidzieć, jaka będzie potencjalny zysk netto naszej spółki. Zgodnie z analizą SWOT, wiemy, że na tym konkretnym rynku, są bardzo niskie progi wejścia na rynek, co jest zagrożeniem. Ale też są niskie progi wyjścia z rynku, co daje szanse, na ratowanie przynajmniej części kapitału.</text:p>
      <text:p text:style-name="P4"><text:tab/>Osoby zainteresowanie naszym projektem nowej marki w globalnej branży nisko-kodowej, prosimy o kontakt telefoniczny pod numer tel. 555 444 888.</text:p>
      <text:p text:style-name="Standard"/>
      <text:p text:style-name="P1">Oferty pracy.</text:p>
      <text:p text:style-name="Standard"/>
      <text:p text:style-name="Standard"><text:tab/>W chwili obecnej nie mamy żadnych aktywnych ofert pracy. Jednak zachęcamy Państwa do częstego odwiedzania zakładki „oferty pracy”, gdyż w niedługim czasie planujemy rozpocząć rekrutację, dla montażystów filmowych, tłumaczy, i programistów języka PL/SQL i JavaScript MLE.</text:p>
      <text:p text:style-name="Standard"/>
      <text:p text:style-name="P1">Kontakt z nami.</text:p>
      <text:p text:style-name="P4"/>
      <text:p text:style-name="P4"><text:tab/>Szanowni Państwo. W razie jakiś pytań, prosimy o kontaktowanie się z wybranym przedstawicielem handlowym. Wystarczy się zarejestrować w naszym serwisie. Przy rejestracji należy opłacić podstawową subskrypcję (<text:span text:style-name="T1">4,99 EUR</text:span>). W panelu użytkownika, jest widoczna lista wszystkich naszych przedstawicieli handlowych, wraz z ich numerami telefonów komórkowych, i wskazaniem w jakich językach obsługują naszych klientów. Należy wybrać z listy preferowanego przedstawiciela i napisać do niego wiadomość, lub zadzwonić do niego, uwzględniając godziny dostępności i strefę czasową.</text:p>
      <text:p text:style-name="P4"><text:tab/>W sytuacji kryzysowej, gdy nastąpi awaria naszego serwisu. A także w pozostałych sprawach nie związanych z świadczeniem usług dla klienta, należy zadzwonić do naszego technika dyżurnego pod numer tel. +48 511 656 830.</text:p>
      <text:p text:style-name="P4"><text:tab/>Aktualny statut, regulaminy i politykę prywatności naszego serwisu, znajdziecie Państwo tutaj. [Kliknij tutaj].</text:p>
      <text:p text:style-name="P4"/>
      <text:p text:style-name="P1">Korespondencja do administracji Google Corp. i Meta Corp. (portal Facebook) w sprawie autoryzacji zewnętrznej.</text:p>
      <text:p text:style-name="Standard"><text:span text:style-name="T2"/></text:p>
      <text:p text:style-name="Standard"><text:span text:style-name="T2"><text:tab/>[W przygotowani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m Demnicki</meta:initial-creator>
    <meta:creation-date>2024-10-17T13:30:03.47</meta:creation-date>
    <meta:generator>OpenOffice/4.1.14$Win32 OpenOffice.org_project/4114m1$Build-9811</meta:generator>
    <dc:date>2024-10-31T14:38:32.96</dc:date>
    <dc:creator>Adam Demnicki</dc:creator>
    <meta:editing-duration>PT9H2M24S</meta:editing-duration>
    <meta:editing-cycles>53</meta:editing-cycles>
    <meta:document-statistic meta:table-count="0" meta:image-count="0" meta:object-count="0" meta:page-count="6" meta:paragraph-count="76" meta:word-count="2711" meta:character-count="20067"/>
  </office:meta>
</office:document-meta>
</file>